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" table:style-name="ta1">
        <table:shapes>
          <draw:frame draw:z-index="0" draw:style-name="gr1" draw:text-style-name="P1" svg:width="15.243cm" svg:height="9.008cm" svg:x="0.027cm" svg:y="4.007cm">
            <draw:object draw:notify-on-update-of-ranges="AB.A2:AB.A6 AB.B1:AB.B1 AB.B2:AB.B6 AB.C1:AB.C1 AB.C2:AB.C6 AB.D1:AB.D1 AB.D2:AB.D6 AB.E1:AB.E1 AB.E2:AB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Time per request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693.069" calcext:value-type="float">
            <text:p>693,069</text:p>
          </table:table-cell>
          <table:table-cell office:value-type="float" office:value="9319" calcext:value-type="float">
            <text:p>9319</text:p>
          </table:table-cell>
          <table:table-cell office:value-type="float" office:value="144.29" calcext:value-type="float">
            <text:p>144,29</text:p>
          </table:table-cell>
          <table:table-cell office:value-type="float" office:value="693.069" calcext:value-type="float">
            <text:p>693,069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691.622" calcext:value-type="float">
            <text:p>691,622</text:p>
          </table:table-cell>
          <table:table-cell office:value-type="float" office:value="8416" calcext:value-type="float">
            <text:p>8416</text:p>
          </table:table-cell>
          <table:table-cell office:value-type="float" office:value="144.59" calcext:value-type="float">
            <text:p>144,59</text:p>
          </table:table-cell>
          <table:table-cell office:value-type="float" office:value="691.622" calcext:value-type="float">
            <text:p>691,622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709.139" calcext:value-type="float">
            <text:p>709,139</text:p>
          </table:table-cell>
          <table:table-cell office:value-type="float" office:value="8546" calcext:value-type="float">
            <text:p>8546</text:p>
          </table:table-cell>
          <table:table-cell office:value-type="float" office:value="141.02" calcext:value-type="float">
            <text:p>141,02</text:p>
          </table:table-cell>
          <table:table-cell office:value-type="float" office:value="709.139" calcext:value-type="float">
            <text:p>709,139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722.036" calcext:value-type="float">
            <text:p>722,036</text:p>
          </table:table-cell>
          <table:table-cell office:value-type="float" office:value="9063" calcext:value-type="float">
            <text:p>9063</text:p>
          </table:table-cell>
          <table:table-cell office:value-type="float" office:value="138.5" calcext:value-type="float">
            <text:p>138,5</text:p>
          </table:table-cell>
          <table:table-cell office:value-type="float" office:value="722.036" calcext:value-type="float">
            <text:p>722,036</text:p>
          </table:table-cell>
        </table:table-row>
        <table:table-row table:style-name="ro2">
          <table:table-cell table:style-name="ce1" office:value-type="string" calcext:value-type="string">
            <text:p>Medición 5</text:p>
          </table:table-cell>
          <table:table-cell office:value-type="float" office:value="702.681" calcext:value-type="float">
            <text:p>702,681</text:p>
          </table:table-cell>
          <table:table-cell office:value-type="float" office:value="8772" calcext:value-type="float">
            <text:p>8772</text:p>
          </table:table-cell>
          <table:table-cell office:value-type="float" office:value="142.31" calcext:value-type="float">
            <text:p>142,31</text:p>
          </table:table-cell>
          <table:table-cell office:value-type="float" office:value="702.681" calcext:value-type="float">
            <text:p>702,68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703.7094" calcext:value-type="float">
            <text:p>703,7094</text:p>
          </table:table-cell>
          <table:table-cell table:formula="of:=AVERAGE([.C2];[.C3];[.C4];[.C5];[.C6])" office:value-type="float" office:value="8823.2" calcext:value-type="float">
            <text:p>8823,2</text:p>
          </table:table-cell>
          <table:table-cell table:formula="of:=AVERAGE([.D2];[.D3];[.D4];[.D5];[.D6])" office:value-type="float" office:value="142.142" calcext:value-type="float">
            <text:p>142,142</text:p>
          </table:table-cell>
          <table:table-cell table:formula="of:=AVERAGE([.E2];[.E3];[.E4];[.E5];[.E6])" office:value-type="float" office:value="703.7094" calcext:value-type="float">
            <text:p>703,709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12.5072557061891" calcext:value-type="float">
            <text:p>12,5072557062</text:p>
          </table:table-cell>
          <table:table-cell table:formula="of:=STDEV([.C2];[.C3];[.C4];[.C5];[.C6])" office:value-type="float" office:value="370.335928583766" calcext:value-type="float">
            <text:p>370,3359285838</text:p>
          </table:table-cell>
          <table:table-cell table:formula="of:=STDEV([.D2];[.D3];[.D4];[.D5];[.D6])" office:value-type="float" office:value="2.50788157615147" calcext:value-type="float">
            <text:p>2,5078815762</text:p>
          </table:table-cell>
          <table:table-cell table:formula="of:=STDEV([.E2];[.E3];[.E4];[.E5];[.E6])" office:value-type="float" office:value="12.5072557061891" calcext:value-type="float">
            <text:p>12,5072557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17:57.0379622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26:14.777957353</meta:creation-date>
    <dc:date>2015-04-16T16:18:28.833630015</dc:date>
    <meta:editing-duration>PT1H4M17S</meta:editing-duration>
    <meta:editing-cycles>7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4cm" svg:height="9.009cm" xlink:href=".." xlink:type="simple" chart:class="chart:bar" chart:style-name="ch1">
        <chart:title svg:x="5.596cm" svg:y="0.32cm" chart:style-name="ch2">
          <text:p>Apache Benchmark</text:p>
        </chart:title>
        <chart:subtitle svg:x="4.258cm" svg:y="1.301cm" chart:style-name="ch3">
          <text:p>Servidor Principal (Máquina individual)</text:p>
        </chart:subtitle>
        <chart:legend chart:legend-position="end" svg:x="11.235cm" svg:y="3.458cm" style:legend-expansion="high" chart:style-name="ch4"/>
        <chart:plot-area chart:style-name="ch5" table:cell-range-address="AB.A2:AB.E6 AB.B1:AB.E1" chart:data-source-has-labels="both" svg:x="0.304cm" svg:y="2.19cm" svg:width="10.627cm" svg:height="6.6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41cm" svg:y="2.254cm" svg:width="9.329cm" svg:height="5.9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.A2:AB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AB.B2:AB.B6" chart:label-cell-address="AB.B1:AB.B1" chart:class="chart:bar">
            <chart:data-point chart:repeated="5"/>
          </chart:series>
          <chart:series chart:style-name="ch10" chart:values-cell-range-address="AB.C2:AB.C6" chart:label-cell-address="AB.C1:AB.C1" chart:class="chart:bar">
            <chart:data-point chart:repeated="5"/>
          </chart:series>
          <chart:series chart:style-name="ch11" chart:values-cell-range-address="AB.D2:AB.D6" chart:label-cell-address="AB.D1:AB.D1" chart:class="chart:bar">
            <chart:data-point chart:repeated="5"/>
          </chart:series>
          <chart:series chart:style-name="ch12" chart:values-cell-range-address="AB.E2:AB.E6" chart:label-cell-address="AB.E1:AB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AB.B1:AB.B1</svg:desc>
                </draw:g>
              </table:table-cell>
              <table:table-cell office:value-type="string">
                <text:p>Failed requests</text:p>
                <draw:g>
                  <svg:desc>AB.C1:AB.C1</svg:desc>
                </draw:g>
              </table:table-cell>
              <table:table-cell office:value-type="string">
                <text:p>Requests per second</text:p>
                <draw:g>
                  <svg:desc>AB.D1:AB.D1</svg:desc>
                </draw:g>
              </table:table-cell>
              <table:table-cell office:value-type="string">
                <text:p>Time per request</text:p>
                <draw:g>
                  <svg:desc>AB.E1:A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AB.A2:AB.A6</svg:desc>
                </draw:g>
              </table:table-cell>
              <table:table-cell office:value-type="float" office:value="693.069">
                <text:p>693.069</text:p>
                <draw:g>
                  <svg:desc>AB.B2:AB.B6</svg:desc>
                </draw:g>
              </table:table-cell>
              <table:table-cell office:value-type="float" office:value="9319">
                <text:p>9319</text:p>
                <draw:g>
                  <svg:desc>AB.C2:AB.C6</svg:desc>
                </draw:g>
              </table:table-cell>
              <table:table-cell office:value-type="float" office:value="144.29">
                <text:p>144.29</text:p>
                <draw:g>
                  <svg:desc>AB.D2:AB.D6</svg:desc>
                </draw:g>
              </table:table-cell>
              <table:table-cell office:value-type="float" office:value="693.069">
                <text:p>693.069</text:p>
                <draw:g>
                  <svg:desc>AB.E2:AB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691.622">
                <text:p>691.622</text:p>
              </table:table-cell>
              <table:table-cell office:value-type="float" office:value="8416">
                <text:p>8416</text:p>
              </table:table-cell>
              <table:table-cell office:value-type="float" office:value="144.59">
                <text:p>144.59</text:p>
              </table:table-cell>
              <table:table-cell office:value-type="float" office:value="691.622">
                <text:p>691.622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709.139">
                <text:p>709.139</text:p>
              </table:table-cell>
              <table:table-cell office:value-type="float" office:value="8546">
                <text:p>8546</text:p>
              </table:table-cell>
              <table:table-cell office:value-type="float" office:value="141.02">
                <text:p>141.02</text:p>
              </table:table-cell>
              <table:table-cell office:value-type="float" office:value="709.139">
                <text:p>709.139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722.036">
                <text:p>722.036</text:p>
              </table:table-cell>
              <table:table-cell office:value-type="float" office:value="9063">
                <text:p>9063</text:p>
              </table:table-cell>
              <table:table-cell office:value-type="float" office:value="138.5">
                <text:p>138.5</text:p>
              </table:table-cell>
              <table:table-cell office:value-type="float" office:value="722.036">
                <text:p>722.036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702.681">
                <text:p>702.681</text:p>
              </table:table-cell>
              <table:table-cell office:value-type="float" office:value="8772">
                <text:p>8772</text:p>
              </table:table-cell>
              <table:table-cell office:value-type="float" office:value="142.31">
                <text:p>142.31</text:p>
              </table:table-cell>
              <table:table-cell office:value-type="float" office:value="702.681">
                <text:p>702.6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